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OutputFormException.getOutputFor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OutputFormException.getForwar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OutputForm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OutputFormException.setOutputFormType( String outputFor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OutputFormException.IllegalOutputFormException( String forwardName , String actionName , FlowController flowController , String outputFor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llegalOutputFormException.setForwardName( String forwar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